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e6e6e6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e6e6e6" fo:min-height="0.434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solid" draw:fill-color="#e6e6e6" fo:min-height="0.561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solid" draw:fill-color="#e6e6e6" fo:min-height="0.312cm"/>
    </style:style>
    <style:style style:name="gr11" style:family="graphic" style:parent-style-name="standard">
      <style:graphic-properties draw:stroke="none" svg:stroke-color="#000000" draw:fill="none" draw:fill-color="#ffffff" fo:min-height="0.312cm"/>
    </style:style>
    <style:style style:name="gr12" style:family="graphic" style:parent-style-name="standard">
      <style:graphic-properties draw:stroke="none" svg:stroke-color="#000000" draw:fill="solid" draw:fill-color="#ffffff" fo:min-height="0cm"/>
    </style:style>
    <style:style style:name="gr13" style:family="graphic" style:parent-style-name="standard">
      <style:graphic-properties draw:stroke="none" svg:stroke-color="#000000" draw:fill="solid" draw:fill-color="#ffffff" fo:min-height="0.404cm"/>
    </style:style>
    <style:style style:name="gr14" style:family="graphic" style:parent-style-name="standard">
      <style:graphic-properties draw:stroke="none" svg:stroke-color="#000000" draw:fill="none" draw:fill-color="#ffffff" fo:min-height="0.508cm"/>
    </style:style>
    <style:style style:name="gr1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solid" draw:fill-color="#ffffff" fo:min-height="0.312cm"/>
    </style:style>
    <style:style style:name="gr17" style:family="graphic" style:parent-style-name="standard">
      <style:graphic-properties draw:stroke="none" svg:stroke-color="#000000" draw:fill="none" draw:fill-color="#ffffff" fo:min-height="0.666cm"/>
    </style:style>
    <style:style style:name="gr18" style:family="graphic" style:parent-style-name="standard">
      <style:graphic-properties draw:stroke="none" svg:stroke-color="#000000" draw:fill="solid" draw:fill-color="#e6e6e6" fo:min-height="0.1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4c4c4c"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4c4c4c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3.649cm" svg:x="0.619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159cm" svg:height="0.497cm" svg:x="12.173cm" svg:y="11.9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8.201cm" svg:height="3.828cm" svg:x="6.584cm" svg:y="3.667cm">
          <text:p text:style-name="P1">External Environ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201cm" svg:height="2.979cm" svg:x="6.584cm" svg:y="12.0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.201cm" svg:height="3.827cm" svg:x="6.585cm" svg:y="18.49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585cm" svg:y1="20.412cm" svg:x2="6.584cm" svg:y2="13.54cm" draw:start-shape="id1" draw:start-glue-point="3" draw:end-shape="id2" draw:end-glue-point="3" svg:d="m6585 20412h-4370v-6872h4369">
          <text:p/>
        </draw:connector>
        <draw:custom-shape draw:style-name="gr2" draw:text-style-name="P1" xml:id="id6" draw:id="id6" draw:layer="layout" svg:width="8.201cm" svg:height="3.049cm" svg:x="6.584cm" svg:y="10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159cm" svg:height="1.651cm" svg:x="12.176cm" svg:y="12.7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09cm" svg:height="4.317cm" svg:x="6.64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3.345cm" svg:height="0.962cm" svg:x="0.708cm" svg:y="16.67cm">
          <draw:text-box>
            <text:p text:style-name="P1"><text:span text:style-name="T1">Decisions</text:span></text:p>
          </draw:text-box>
        </draw:frame>
        <draw:custom-shape draw:style-name="gr7" draw:text-style-name="P1" draw:layer="layout" svg:width="1.905cm" svg:height="2.74cm" svg:x="12.461cm" svg:y="11.7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5cm" svg:height="0.496cm" svg:x="14.435cm" svg:y="11.9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79cm" svg:height="0.162cm" svg:x="14.465cm" svg:y="13.48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335cm" svg:y1="13.569cm" svg:x2="14.786cm" svg:y2="20.412cm" draw:start-shape="id3" draw:start-glue-point="1" draw:end-shape="id1" draw:end-glue-point="1" svg:d="m14335 13569h4368v6843h-3917">
          <text:p/>
        </draw:connector>
        <draw:frame draw:style-name="gr8" draw:text-style-name="P2" draw:layer="layout" svg:width="3.986cm" svg:height="0.962cm" svg:x="16.683cm" svg:y="16.67cm">
          <draw:text-box>
            <text:p text:style-name="P1"><text:span text:style-name="T1">States</text:span></text:p>
          </draw:text-box>
        </draw:frame>
        <draw:custom-shape draw:style-name="gr9" draw:text-style-name="P3" draw:layer="layout" svg:width="5.099cm" svg:height="2.159cm" svg:x="6.95cm" svg:y="1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4.953cm" svg:height="1.361cm" svg:x="7.02cm" svg:y="12.755cm">
          <draw:text-box>
            <text:p text:style-name="P1"><text:span text:style-name="T2">Feedback/Guidance</text:span></text:p>
            <text:p text:style-name="P1"><text:span text:style-name="T2">Model</text:span></text:p>
          </draw:text-box>
        </draw:frame>
        <draw:frame draw:style-name="gr11" draw:text-style-name="P3" draw:layer="layout" svg:width="2.02cm" svg:height="1.361cm" svg:x="12.423cm" svg:y="12.39cm">
          <draw:text-box>
            <text:p text:style-name="P1"><text:span text:style-name="T2">State Rep.</text:span></text:p>
          </draw:text-box>
        </draw:frame>
        <draw:custom-shape draw:style-name="gr5" draw:text-style-name="P1" draw:layer="layout" svg:width="0.143cm" svg:height="0.323cm" svg:x="10.617cm" svg:y="10.42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684cm" svg:y1="10.585cm" svg:x2="10.684cm" svg:y2="12.309cm">
          <text:p/>
        </draw:line>
        <draw:custom-shape draw:style-name="gr5" draw:text-style-name="P1" draw:layer="layout" svg:width="0.889cm" svg:height="0.635cm" svg:x="10.22cm" svg:y="10.907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785cm" svg:y1="5.581cm" svg:x2="14.332cm" svg:y2="12.241cm" draw:start-shape="id4" draw:start-glue-point="1" draw:end-shape="id5" draw:end-glue-point="1" svg:d="m14785 5581h4368v6660h-4821">
          <text:p/>
        </draw:connector>
        <draw:frame draw:style-name="gr12" draw:text-style-name="P2" draw:layer="layout" svg:width="4.722cm" svg:height="0.962cm" svg:x="16.525cm" svg:y="7.583cm">
          <draw:text-box>
            <text:p text:style-name="P1"><text:span text:style-name="T1">Sensations (s)</text:span></text:p>
          </draw:text-box>
        </draw:frame>
        <draw:connector draw:style-name="gr4" draw:text-style-name="P1" draw:layer="layout" svg:x1="6.584cm" svg:y1="12.109cm" svg:x2="6.584cm" svg:y2="5.581cm" draw:start-shape="id6" draw:start-glue-point="3" draw:end-shape="id4" draw:end-glue-point="3" svg:d="m6584 12109h-4370v-6528h4370">
          <text:p/>
        </draw:connector>
        <draw:frame draw:style-name="gr13" draw:text-style-name="P2" draw:layer="layout" svg:width="4.638cm" svg:height="0.962cm" svg:x="-0.084cm" svg:y="7.607cm">
          <draw:text-box>
            <text:p text:style-name="P1"><text:span text:style-name="T1">Actions (a)</text:span></text:p>
          </draw:text-box>
        </draw:frame>
        <draw:frame draw:style-name="gr14" draw:text-style-name="P4" draw:layer="layout" svg:width="2.667cm" svg:height="1.038cm" svg:x="18.272cm" svg:y="22.269cm">
          <draw:text-box>
            <text:p text:style-name="P1"><text:span text:style-name="T3">Robot</text:span></text:p>
          </draw:text-box>
        </draw:frame>
        <draw:connector draw:style-name="gr15" draw:text-style-name="P1" draw:layer="layout" draw:type="line" svg:x1="10.684cm" svg:y1="7.495cm" svg:x2="10.684cm" svg:y2="10.585cm" draw:start-shape="id4" draw:start-glue-point="2" draw:end-shape="id6" draw:end-glue-point="0" svg:d="m10684 7495v3090">
          <text:p/>
        </draw:connector>
        <draw:frame draw:style-name="gr16" draw:text-style-name="P2" draw:layer="layout" svg:width="9.398cm" svg:height="0.962cm" svg:x="5.966cm" svg:y="8.319cm">
          <draw:text-box>
            <text:p text:style-name="P1"><text:span text:style-name="T1">Human Instructions signals (n)</text:span></text:p>
          </draw:text-box>
        </draw:frame>
        <draw:frame draw:style-name="gr17" draw:text-style-name="P2" draw:layer="layout" svg:width="6.577cm" svg:height="0.962cm" svg:x="7.398cm" svg:y="10.712cm">
          <draw:text-box>
            <text:p text:style-name="P1"><text:span text:style-name="T1">Internal Environment</text:span></text:p>
          </draw:text-box>
        </draw:frame>
        <draw:custom-shape draw:style-name="gr5" draw:text-style-name="P1" draw:layer="layout" svg:width="0.127cm" svg:height="0.323cm" svg:x="10.627cm" svg:y="14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0.685cm" svg:y1="14.468cm" svg:x2="10.686cm" svg:y2="15.201cm">
          <text:p/>
        </draw:line>
        <draw:line draw:style-name="gr15" draw:text-style-name="P1" draw:layer="layout" svg:x1="10.685cm" svg:y1="15.201cm" svg:x2="8.255cm" svg:y2="17.79cm">
          <text:p/>
        </draw:line>
        <draw:frame draw:style-name="gr18" draw:text-style-name="P2" draw:layer="layout" svg:width="9.152cm" svg:height="0.962cm" svg:x="6.071cm" svg:y="15.964cm">
          <draw:text-box>
            <text:p text:style-name="P1"><text:span text:style-name="T1">Learning Data (z)</text:span></text:p>
          </draw:text-box>
        </draw:frame>
        <draw:line draw:style-name="gr4" draw:text-style-name="P1" draw:layer="layout" svg:x1="8.255cm" svg:y1="17.79cm" svg:x2="13.843cm" svg:y2="23.251cm">
          <text:p/>
        </draw:line>
        <draw:frame draw:style-name="gr18" draw:text-style-name="P2" draw:layer="layout" svg:width="6.35cm" svg:height="0.962cm" svg:x="7.523cm" svg:y="19.865cm">
          <draw:text-box>
            <text:p text:style-name="P1"><text:span text:style-name="T1">Learning Algorith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 draw:decimal-places="3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tart-line-spacing-horizontal="4.318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312cm" fo:margin-bottom="4.008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than Grizou</meta:initial-creator>
    <meta:creation-date>2013-01-09T11:29:42</meta:creation-date>
    <dc:date>2013-02-18T20:46:02</dc:date>
    <dc:creator>Jonathan Grizou</dc:creator>
    <meta:editing-duration>PT3H29M51S</meta:editing-duration>
    <meta:editing-cycles>18</meta:editing-cycles>
    <meta:generator>LibreOffice/3.5$Linux_X86_64 LibreOffice_project/350m1$Build-2</meta:generator>
    <meta:document-statistic meta:object-count="35"/>
  </office:meta>
</office:document-meta>
</file>